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font-weight="bold" style:font-name-asian="Segoe UI" style:font-size-asian="26pt" style:font-weight-asian="bold" style:font-name-complex="Segoe UI" style:font-size-complex="26pt" style:font-weight-complex="bold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font-weight="bold" style:font-name-asian="Segoe UI" style:font-size-asian="26pt" style:font-weight-asian="bold" style:font-name-complex="Segoe UI" style:font-size-complex="26pt" style:font-weight-complex="bold"/>
    </style:style>
    <style:style style:name="P7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P8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text-indent="0.318cm" style:text-autospace="none"/>
      <style:text-properties fo:color="#000000" style:font-name="Segoe UI" fo:font-size="26pt" style:font-name-asian="Segoe UI" style:font-size-asian="26pt" style:font-name-complex="Segoe UI" style:font-size-complex="2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.318cm" style:text-autospace="none"/>
      <style:text-properties fo:color="#000000" style:font-name="Segoe UI" fo:font-size="26pt" style:font-name-asian="Segoe UI" style:font-size-asian="26pt" style:font-name-complex="Segoe UI" style:font-size-complex="26pt"/>
    </style:style>
    <style:style style:name="P11" style:family="paragraph">
      <style:paragraph-properties fo:margin-left="0cm" fo:margin-right="0cm" fo:margin-top="0cm" fo:margin-bottom="0cm" fo:text-indent="0.318cm" style:text-autospace="none"/>
      <style:text-properties fo:color="#000000" style:font-name="Segoe UI" fo:font-size="26pt" fo:font-style="italic" style:font-name-asian="Segoe UI" style:font-size-asian="26pt" style:font-style-asian="italic" style:font-name-complex="Segoe UI" style:font-size-complex="26pt" style:font-style-complex="italic"/>
    </style:style>
    <style:style style:name="P12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P13" style:family="paragraph">
      <style:paragraph-properties fo:margin-left="0cm" fo:margin-right="0cm" fo:margin-top="0cm" fo:margin-bottom="0cm" fo:text-indent="0.318cm" style:text-autospace="none"/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indent="0.318cm" style:text-autospace="none"/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2pt" fo:font-style="italic" fo:text-shadow="none" style:text-underline-style="none" fo:font-weight="bold" style:letter-kerning="true" style:font-name-asian="Segoe UI" style:font-size-asian="32pt" style:font-style-asian="italic" style:font-weight-asian="bold" style:font-name-complex="Segoe UI" style:font-size-complex="32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Segoe UI" style:font-size-asian="32pt" style:font-style-asian="italic" style:font-weight-asian="bold" style:font-name-complex="Segoe UI" style:font-size-complex="32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0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1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12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3.063cm" svg:x="1.27cm" svg:y="0.508cm">
          <draw:text-box>
            <text:p text:style-name="P3"><text:span text:style-name="T3">HOLY GOSPEL</text:span></text:p>
            <text:p text:style-name="P3"><text:span text:style-name="T4">Luke 6:17–2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7.766cm" svg:x="1.27cm" svg:y="0.508cm">
          <draw:text-box>
            <text:p text:style-name="P6"><text:span text:style-name="T5">17</text:span><text:span text:style-name="T6">And he came down with them and stood on a level place, with a great crowd of his disciples and a great multitude of people from all Judea and Jerusalem and the seacoast of Tyre and Sidon,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8" draw:layer="layout" svg:width="25.4cm" svg:height="7.766cm" svg:x="1.27cm" svg:y="0.508cm">
          <draw:text-box>
            <text:p text:style-name="P7"><text:span text:style-name="T7">18</text:span><text:span text:style-name="T8">who came to hear him and to be healed of their diseases. And those who were troubled with unclean spirits were cured. </text:span><text:span text:style-name="T9">19</text:span><text:span text:style-name="T10">And all the crowd sought to touch him, for power came out from him and healed them all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10" draw:layer="layout" svg:width="25.654cm" svg:height="4.76cm" svg:x="1.016cm" svg:y="0.508cm">
          <draw:text-box>
            <text:p text:style-name="P9"><text:span text:style-name="T5">20</text:span><text:span text:style-name="T6">And he lifted up his eyes on his disciples, and <text:s/></text:span></text:p>
            <text:p text:style-name="P9"><text:span text:style-name="T6">said: “Blessed are you who are poor, for yours is </text:span></text:p>
            <text:p text:style-name="P9"><text:span text:style-name="T6">the kingdom of God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4.76cm" svg:x="1.27cm" svg:y="0.508cm">
          <draw:text-box>
            <text:p text:style-name="P9"><text:span text:style-name="T5">21</text:span><text:span text:style-name="T6">“Blessed are you who are hungry now, for you </text:span></text:p>
            <text:p text:style-name="P9"><text:span text:style-name="T6">shall be satisfied. “Blessed are you who weep <text:s text:c="2"/></text:span></text:p>
            <text:p text:style-name="P9"><text:span text:style-name="T6">now, for you shall laugh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6.263cm" svg:x="1.27cm" svg:y="0.508cm">
          <draw:text-box>
            <text:p text:style-name="P9"><text:span text:style-name="T5">22</text:span><text:span text:style-name="T6">“Blessed are you when people hate you and <text:s/></text:span></text:p>
            <text:p text:style-name="P9"><text:span text:style-name="T6">when they exclude you and revile you and spurn </text:span></text:p>
            <text:p text:style-name="P9"><text:span text:style-name="T6">your name as evil, on account of the Son of </text:span></text:p>
            <text:p text:style-name="P9"><text:span text:style-name="T6">Man!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12" draw:layer="layout" svg:width="25.4cm" svg:height="4.76cm" svg:x="1.27cm" svg:y="0.508cm">
          <draw:text-box>
            <text:p text:style-name="P11"><text:span text:style-name="T5">23</text:span><text:span text:style-name="T6">Rejoice in that day, and leap for joy, for </text:span></text:p>
            <text:p text:style-name="P11"><text:span text:style-name="T6">behold, your reward is great in heaven; for so </text:span></text:p>
            <text:p text:style-name="P11"><text:span text:style-name="T6">their fathers did to the prophets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4" draw:layer="layout" svg:width="25.4cm" svg:height="6.263cm" svg:x="1.27cm" svg:y="0.508cm">
          <draw:text-box>
            <text:p text:style-name="P9"><text:span text:style-name="T5">24</text:span><text:span text:style-name="T6">“But woe to you who are rich, for you have </text:span></text:p>
            <text:p text:style-name="P9"><text:span text:style-name="T6">received your consolation.</text:span></text:p>
            <text:p text:style-name="P9"><text:span text:style-name="T11">25</text:span><text:span text:style-name="T12">“Woe to you who are full now, for you shall be </text:span></text:p>
            <text:p text:style-name="P9"><text:span text:style-name="T12">hungry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14" draw:layer="layout" svg:width="25.654cm" svg:height="6.604cm" svg:x="1.27cm" svg:y="0.508cm">
          <draw:text-box>
            <text:p text:style-name="P13"><text:span text:style-name="T12">“</text:span><text:span text:style-name="T12">Woe to you who laugh now, for you shall </text:span></text:p>
            <text:p text:style-name="P13"><text:span text:style-name="T12">mourn and weep.</text:span></text:p>
            <text:p text:style-name="P13"><text:span text:style-name="T11">26</text:span><text:span text:style-name="T12">“Woe to you, when all people speak well of </text:span></text:p>
            <text:p text:style-name="P13"><text:span text:style-name="T12">you, for so their fathers did to the false prophets.</text:span></text:p>
          </draw:text-box>
        </draw:frame>
        <presentation:notes draw:style-name="dp1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18:12.074000000</meta:creation-date>
    <dc:title>Christ_Easter</dc:title>
    <meta:editing-duration>PT3M9S</meta:editing-duration>
    <meta:editing-cycles>2</meta:editing-cycles>
    <meta:generator>LibreOffice/6.1.3.2$Windows_X86_64 LibreOffice_project/86daf60bf00efa86ad547e59e09d6bb77c699acb</meta:generator>
    <dc:date>2019-02-12T16:52:44.564000000</dc:date>
    <meta:document-statistic meta:object-count="58"/>
  </office:meta>
</office:document-meta>
</file>